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FileManager.registerTemporary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FileManager._cleanup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empFileManager.TempFileManag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TempFileManager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mpFileManager.setWorkingDirectory( File 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empFileManager.getTemporaryFile( String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FileManager.getTemporaryDirectory( String handle , Fil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mpFileManager.getTemporaryDirectory( String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FileManager.getTemporaryFile( String handle , File par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empFileManager._registerTemporary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mpFileManager.clean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